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3" style:font-name-asian="DejaVu Sans3" style:font-name-complex="DejaVu Sans3"/>
    </style:style>
    <style:style style:name="ce52" style:family="table-cell" style:parent-style-name="Calc">
      <style:text-properties style:font-name="DejaVu Sans3" style:font-name-complex="DejaVu Sans3"/>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234" style:family="table-cell" style:parent-style-name="CalcResult"/>
    <style:style style:name="ce235" style:family="table-cell" style:parent-style-name="CalcResult" style:data-style-name="N0"/>
    <style:style style:name="ce90" style:family="table-cell" style:parent-style-name="CalcResult"/>
    <style:style style:name="ce237" style:family="table-cell" style:parent-style-name="Calc"/>
    <style:style style:name="T1" style:family="text">
      <style:text-properties fo:color="#e8a202"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e8a202" style:font-name="DejaVu Sans" fo:font-weight="normal" style:text-underline-style="none" style:text-underline-color="font-color" style:text-line-through-type="none" style:text-outline="false" fo:text-shadow="none" style:text-line-through-mode="continuous" fo:language="de" fo:country="DE" style:language-asian="ja" style:country-asian="JP" style:language-complex="hi" style:country-complex="IN" style:font-name-asian="DejaVu Sans" style:font-name-complex="Noto Sans Devanagari" style:font-size-complex="10pt" style:font-weight-asian="normal" style:font-weight-complex="normal" style:font-style-complex="normal" style:text-emphasize="none" style:font-relief="none" style:text-overline-style="none" style:text-overline-color="font-color"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8">
          <table:table-cell/>
          <table:table-cell table:style-name="Constant" office:value-type="string" calcext:value-type="string">
            <text:p><text:span text:style-name="T1">Photon distrb. const.</text:span><text:span text:style-name="T2">¹¹</text:span></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1"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9" table:formula="of:=IF([.E29] &gt;= 1000; FIXED([.E29]; 0); ROUND([.E29]; 2))" office:value-type="float" office:value="85.51" calcext:value-type="float">
            <text:p>85,51</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3">×</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8"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0"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0"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6">00.00.0000</text:date>, <text:time style:data-style-name="N2" text:time-value="13:15:26.41985023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8" meta:object-count="0"/>
  </office:meta>
</office:document-meta>
</file>